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8.001cm" fo:margin-left="4.5cm" fo:margin-right="4.5cm" table:align="margins" fo:keep-with-next="always"/>
    </style:style>
    <style:style style:name="Tabelle1.A" style:family="table-column">
      <style:table-column-properties style:column-width="1.332cm" style:rel-column-width="10910*"/>
    </style:style>
    <style:style style:name="Tabelle1.B" style:family="table-column">
      <style:table-column-properties style:column-width="1.334cm" style:rel-column-width="10924*"/>
    </style:style>
    <style:style style:name="Tabelle1.F" style:family="table-column">
      <style:table-column-properties style:column-width="1.334cm" style:rel-column-width="10929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001cm" fo:margin-left="4.5cm" fo:margin-right="4.5cm" table:align="margins" fo:keep-with-next="always"/>
    </style:style>
    <style:style style:name="Tabelle2.A" style:family="table-column">
      <style:table-column-properties style:column-width="1.332cm" style:rel-column-width="10910*"/>
    </style:style>
    <style:style style:name="Tabelle2.B" style:family="table-column">
      <style:table-column-properties style:column-width="1.334cm" style:rel-column-width="10924*"/>
    </style:style>
    <style:style style:name="Tabelle2.F" style:family="table-column">
      <style:table-column-properties style:column-width="1.334cm" style:rel-column-width="10929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Illustration_20_Index_20_Heading">
      <style:paragraph-properties fo:break-before="page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Arial" officeooo:rsid="0038b7e8" officeooo:paragraph-rsid="0038b7e8"/>
    </style:style>
    <style:style style:name="P8" style:family="paragraph" style:parent-style-name="Text_20_body">
      <style:text-properties style:font-name="Arial" officeooo:rsid="00195f2f" officeooo:paragraph-rsid="00195f2f"/>
    </style:style>
    <style:style style:name="P9" style:family="paragraph" style:parent-style-name="Text_20_body">
      <style:text-properties officeooo:rsid="001c2d29" officeooo:paragraph-rsid="001c2d29"/>
    </style:style>
    <style:style style:name="P10" style:family="paragraph" style:parent-style-name="Text_20_body">
      <style:text-properties officeooo:rsid="00211436" officeooo:paragraph-rsid="00211436"/>
    </style:style>
    <style:style style:name="P11" style:family="paragraph" style:parent-style-name="Text_20_body">
      <style:text-properties officeooo:rsid="00211436" officeooo:paragraph-rsid="002234c7"/>
    </style:style>
    <style:style style:name="P12" style:family="paragraph" style:parent-style-name="Text_20_body">
      <style:text-properties officeooo:rsid="0028b8f5" officeooo:paragraph-rsid="0028b8f5"/>
    </style:style>
    <style:style style:name="P13" style:family="paragraph" style:parent-style-name="Text_20_body">
      <style:text-properties officeooo:rsid="002a09ca" officeooo:paragraph-rsid="002a09ca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304167"/>
    </style:style>
    <style:style style:name="P16" style:family="paragraph" style:parent-style-name="Table_20_Contents">
      <style:paragraph-properties fo:text-align="center" style:justify-single-word="false"/>
      <style:text-properties officeooo:rsid="00304167" officeooo:paragraph-rsid="00304167"/>
    </style:style>
    <style:style style:name="P17" style:family="paragraph" style:parent-style-name="Table_20_Contents">
      <style:paragraph-properties fo:text-align="center" style:justify-single-word="false"/>
      <style:text-properties officeooo:rsid="0032c91f" officeooo:paragraph-rsid="0032c91f"/>
    </style:style>
    <style:style style:name="P18" style:family="paragraph" style:parent-style-name="Table_20_Contents">
      <style:paragraph-properties fo:text-align="center" style:justify-single-word="false"/>
      <style:text-properties officeooo:rsid="0033a569" officeooo:paragraph-rsid="0033a569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Arial" officeooo:rsid="0038b7e8" officeooo:paragraph-rsid="0038b7e8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Text_20_body">
      <style:text-properties style:font-name="Arial" officeooo:rsid="00195f2f" officeooo:paragraph-rsid="00195f2f"/>
    </style:style>
    <style:style style:name="P24" style:family="paragraph" style:parent-style-name="Text_20_body" style:list-style-name="L1">
      <style:text-properties style:font-name="Arial" officeooo:rsid="00195f2f" officeooo:paragraph-rsid="00195f2f"/>
    </style:style>
    <style:style style:name="P25" style:family="paragraph" style:parent-style-name="Text_20_body" style:list-style-name="L1">
      <style:text-properties style:font-name="Arial" officeooo:rsid="00197338" officeooo:paragraph-rsid="00197338"/>
    </style:style>
    <style:style style:name="P26" style:family="paragraph" style:parent-style-name="Text_20_body" style:list-style-name="L1">
      <style:text-properties officeooo:paragraph-rsid="00195f2f"/>
    </style:style>
    <style:style style:name="P27" style:family="paragraph" style:parent-style-name="Text_20_body" style:list-style-name="L1">
      <style:text-properties officeooo:paragraph-rsid="00197338"/>
    </style:style>
    <style:style style:name="P28" style:family="paragraph" style:parent-style-name="Text_20_body">
      <style:text-properties style:use-window-font-color="true" officeooo:rsid="002374bd" officeooo:paragraph-rsid="0023bd64"/>
    </style:style>
    <style:style style:name="P29" style:family="paragraph" style:parent-style-name="Text_20_body" style:list-style-name="L2">
      <style:text-properties style:use-window-font-color="true" officeooo:rsid="002374bd" officeooo:paragraph-rsid="0023bd64"/>
    </style:style>
    <style:style style:name="P30" style:family="paragraph" style:parent-style-name="Text_20_body" style:list-style-name="L3">
      <style:text-properties style:use-window-font-color="true" officeooo:rsid="0028b8f5" officeooo:paragraph-rsid="0028b8f5"/>
    </style:style>
    <style:style style:name="P31" style:family="paragraph" style:parent-style-name="Text_20_body">
      <style:text-properties style:use-window-font-color="true" officeooo:rsid="0028b8f5" officeooo:paragraph-rsid="0028b8f5"/>
    </style:style>
    <style:style style:name="P32" style:family="paragraph" style:parent-style-name="Text_20_body" style:list-style-name="L4">
      <style:text-properties style:use-window-font-color="true" officeooo:rsid="002c0f23" officeooo:paragraph-rsid="002c0f23"/>
    </style:style>
    <style:style style:name="P33" style:family="paragraph" style:parent-style-name="Text_20_body" style:list-style-name="L4">
      <style:text-properties style:use-window-font-color="true" officeooo:rsid="002ce921" officeooo:paragraph-rsid="002ce921"/>
    </style:style>
    <style:style style:name="P34" style:family="paragraph" style:parent-style-name="Text_20_body">
      <style:text-properties style:use-window-font-color="true" officeooo:rsid="002febd6" officeooo:paragraph-rsid="002fe5f7"/>
    </style:style>
    <style:style style:name="P35" style:family="paragraph" style:parent-style-name="Text_20_body">
      <style:text-properties style:use-window-font-color="true" officeooo:rsid="002febd6" officeooo:paragraph-rsid="00304167"/>
    </style:style>
    <style:style style:name="P36" style:family="paragraph" style:parent-style-name="Text_20_body" style:list-style-name="L4">
      <style:text-properties officeooo:rsid="002fe5f7" officeooo:paragraph-rsid="002fe5f7"/>
    </style:style>
    <style:style style:name="P37" style:family="paragraph" style:parent-style-name="Text_20_body">
      <style:paragraph-properties fo:break-before="page"/>
      <style:text-properties style:use-window-font-color="true" officeooo:rsid="002febd6" officeooo:paragraph-rsid="00304167"/>
    </style:style>
    <style:style style:name="T1" style:family="text">
      <style:text-properties officeooo:rsid="0019073d"/>
    </style:style>
    <style:style style:name="T2" style:family="text">
      <style:text-properties style:font-name="Arial"/>
    </style:style>
    <style:style style:name="T3" style:family="text">
      <style:text-properties style:font-name="Arial" officeooo:rsid="00195f2f"/>
    </style:style>
    <style:style style:name="T4" style:family="text">
      <style:text-properties style:font-name="Arial" officeooo:rsid="00197338"/>
    </style:style>
    <style:style style:name="T5" style:family="text">
      <style:text-properties fo:color="#ce181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officeooo:rsid="002234c7"/>
    </style:style>
    <style:style style:name="T8" style:family="text">
      <style:text-properties style:use-window-font-color="true" officeooo:rsid="002374bd"/>
    </style:style>
    <style:style style:name="T9" style:family="text">
      <style:text-properties style:use-window-font-color="true" officeooo:rsid="00270592"/>
    </style:style>
    <style:style style:name="T10" style:family="text">
      <style:text-properties style:use-window-font-color="true" officeooo:rsid="002febd6"/>
    </style:style>
    <style:style style:name="T11" style:family="text">
      <style:text-properties style:use-window-font-color="true" officeooo:rsid="0036d81e"/>
    </style:style>
    <style:style style:name="T12" style:family="text">
      <style:text-properties officeooo:rsid="003a99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okumentation für das Spiel RabbitRun im Modul "Web-Technologie-Projekt"</text:p>
      <text:p text:style-name="P7"/>
      <text:p text:style-name="P7">Marc-Niclas Harm und Bengt Claas Rhodgeß</text:p>
      <text:p text:style-name="P7"/>
      <text:p text:style-name="P7">Sommersemester 2018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  <text:p text:style-name="P2"><text:a xlink:type="simple" xlink:href="#__RefHeading___Toc107_2128279130" text:style-name="Index_20_Link" text:visited-style-name="Index_20_Link">1. Einleitung<text:tab/>3</text:a></text:p>
          <text:p text:style-name="P2"><text:a xlink:type="simple" xlink:href="#__RefHeading___Toc137_2128279130" text:style-name="Index_20_Link" text:visited-style-name="Index_20_Link">2. Spielkonzept<text:tab/>4</text:a>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P4">Abbildungsverzeichnis</text:p>
          </text:index-title>
          <text:p text:style-name="P6"><text:a xlink:type="simple" xlink:href="#Abbildung!0|sequence" text:style-name="Index_20_Link" text:visited-style-name="Index_20_Link">Abbildung 1: Kaninchen hat den Bau erreicht<text:tab/>5</text:a></text:p>
          <text:p text:style-name="P6"><text:a xlink:type="simple" xlink:href="#Abbildung!1|sequence" text:style-name="Index_20_Link" text:visited-style-name="Index_20_Link">Abbildung 2: Kaninchen hat den Bau nicht vor Ablauf der Zeit erreicht<text:tab/>6</text:a></text:p>
        </text:index-body>
      </text:illustration-index>
      <text:h text:style-name="P21" text:outline-level="1"/>
      <text:h text:style-name="P22" text:outline-level="1"><text:bookmark-start text:name="__RefHeading___Toc107_2128279130"/><text:span text:style-name="T1">1. </text:span>Einleitung<text:bookmark-end text:name="__RefHeading___Toc107_2128279130"/></text:h>
      <text:p text:style-name="P8">Diese Dokumentation ents<text:span text:style-name="T12">t</text:span>and begleitend zur Veranstaltung "Web-Technologie-Projekt", deren Ziel es war an dem Beispiel einer Spieleentwicklung die Technologien HTML, DOM-Tree und Dart zu erlernen und praktisch anzuwenden.</text:p>
      <text:p text:style-name="P8">Dabei war der Entwicklung eine Analyse der Anforderungen vorausgegangen, <text:s/>die einen groben Rahmen für die eigentliche Implementation vorgab.<text:line-break/>Folgende Punkte waren daher maßgeblich bei den Überlegungen zum Spiel:</text:p>
      <text:p text:style-name="P8"/>
      <text:list xml:id="list1443316182" text:style-name="L1">
        <text:list-item>
          <text:p text:style-name="P24">Erstellung des Spiels als Single-Player-Game in einer Single-Page-App </text:p>
        </text:list-item>
        <text:list-item>
          <text:p text:style-name="P24">Balance zwischen technischer Komplexität und Spielkonzept </text:p>
        </text:list-item>
        <text:list-item>
          <text:p text:style-name="P26"><text:span text:style-name="T3">Das Spiel soll </text:span><text:span text:style-name="T2">DOM-Tree-basiert </text:span><text:span text:style-name="T3">sein</text:span></text:p>
        </text:list-item>
        <text:list-item>
          <text:p text:style-name="P26"><text:span text:style-name="T3">Das anvisierte </text:span><text:span text:style-name="T2">Target Device: SmartPhone </text:span></text:p>
        </text:list-item>
        <text:list-item>
          <text:p text:style-name="P27"><text:span text:style-name="T4">Wir folgen dem </text:span><text:span text:style-name="T2">Mobile First Prinzip </text:span></text:p>
        </text:list-item>
        <text:list-item>
          <text:p text:style-name="P25">Das Spiel muss schnell und intuitiv erfassbar sein und Spielfreude erzeugen</text:p>
        </text:list-item>
        <text:list-item>
          <text:p text:style-name="P25">Das Spiel muss ein Levelkonzept vorsehen </text:p>
        </text:list-item>
        <text:list-item>
          <text:p text:style-name="P25">Ggf. erforderliche Speicherkonzepte sind Client-seitig zu realisieren</text:p>
        </text:list-item>
        <text:list-item>
          <text:p text:style-name="P25">Dokumentation</text:p>
        </text:list-item>
      </text:list>
      <text:p text:style-name="P9"><text:span text:style-name="T4">G</text:span><text:span text:style-name="T2">emessen an diesen Anforderungen und den im Projekt vorgegebenen Meilensteinen beginnen wir in dieser Dokumentation zunächst mit der Konzeptionierung des Spiels und widmen uns in späteren Kapiteln den Implementationsdetails.</text:span></text:p>
      <text:h text:style-name="P22" text:outline-level="1"><text:bookmark-start text:name="__RefHeading___Toc137_2128279130"/>2. Spielkonzept<text:bookmark-end text:name="__RefHeading___Toc137_2128279130"/></text:h>
      <text:p text:style-name="P10">Das Spiel <text:span text:style-name="T5">RabbitRun </text:span><text:span text:style-name="T6">basiert auf der Idee eines Hasens/Kaninchens, das sich kurz vor Einbruch der Dunkelheit noch im Freien – und schlimmer – weit von seinem rettenden Bau entfernt befindet. Zwischen dem Startpunkt (S) des Kaninchens (K) und seinem Bau (O) befinden sich als Hindernis </text:span><text:span text:style-name="T7">dichte</text:span><text:span text:style-name="T6"> Hecken </text:span><text:span text:style-name="T9">(X)</text:span><text:span text:style-name="T6">, die ein Labyrinth darstellen, dass es zu durchqueren gilt.</text:span></text:p>
      <text:p text:style-name="P11"><text:span text:style-name="T6">Der Spieler </text:span><text:span text:style-name="T11">bewegt</text:span><text:span text:style-name="T6"> das </text:span><text:span text:style-name="T7">Kaninchen durch die 3D-Lageerkennung seines Smartphones und hat die Aufgabe das Tier durch das Heckenlabyrinth bis hin zu dem rettenden Loch zu steuern. </text:span><text:span text:style-name="T11">Die Bewegungen erfolgen waagerecht und senkrecht, nicht aber diagonal.</text:span><text:span text:style-name="T7"> Dabei steht ihm bis zum Einbruch der Dunkelheit nur eine gewisse Zeit zur Verfügung.</text:span></text:p>
      <text:p text:style-name="P28">Die Schwierigkeit des Spiels kann je nach Level in zwei Punkten variieren. </text:p>
      <text:list xml:id="list620922603" text:style-name="L2">
        <text:list-item>
          <text:p text:style-name="P29">Einerseits nimmt mit jedem Level die Komplexität des zu durchquerenden Labyrinths zu. Der Spieler stößt auf mehr Sackgassen und Kurven, die er umsteuern muss.</text:p>
        </text:list-item>
        <text:list-item>
          <text:p text:style-name="P29">Andererseits gibt es die Möglichkeit einen "Hart"-Modus auszuwählen, in dem die Zeit, die dem Spieler in jedem Level zur Verfügung steht mehr oder weniger drastisch zu reduzieren.</text:p>
        </text:list-item>
      </text:list>
      <text:p text:style-name="P12"><text:span text:style-name="T8">E</text:span><text:span text:style-name="T6">in Level ist beendet, wenn</text:span></text:p>
      <text:list xml:id="list3800588447" text:style-name="L3">
        <text:list-item>
          <text:p text:style-name="P30">das Kaninchen vor Ablauf der Zeit seinen Bau erreicht</text:p>
        </text:list-item>
        <text:list-item>
          <text:p text:style-name="P30">oder die Zeit abläuft, ohne dass das Kaninchen am Bau angelangt ist.</text:p>
        </text:list-item>
      </text:list>
      <text:p text:style-name="P31"/>
      <text:p text:style-name="P13"><text:span text:style-name="T6">Das Spielkonzept von </text:span><text:span text:style-name="T5">RabbitRun</text:span><text:span text:style-name="T6"> lässt sich mit folgenden Überlegungen leicht variieren:</text:span></text:p>
      <text:list xml:id="list1366435888" text:style-name="L4">
        <text:list-item>
          <text:p text:style-name="P32">Anpassung der "Dunkelheit" über die Kontrasteinstellungen des Spielfeldes</text:p>
        </text:list-item>
        <text:list-item>
          <text:p text:style-name="P33">Das Kaninchen hat eine begrenzte Anzahl an Sprüngen mit denen es eine Hecke überwinden kann. Dies funktioniert, indem man auf dem Bildschirm auf die zu überwindende Hecke tippt.</text:p>
        </text:list-item>
        <text:list-item>
          <text:p text:style-name="P36"><text:span text:style-name="T6">Einbau einer KI, die </text:span><text:span text:style-name="T10">im Labyrinth</text:span><text:span text:style-name="T6"> Gegner auf das Kaninchen losgehen lässt, sobald es in eine bestimmte Sichtweite gerät. </text:span><text:span text:style-name="T10">In dem Fall wäre auch das "Erwischt werden" das Ende eines Levels.</text:span></text:p>
        </text:list-item>
      </text:list>
      <table:table table:name="Tabelle1" table:style-name="Tabelle1">
        <table:table-column table:style-name="Tabelle1.A"/>
        <table:table-column table:style-name="Tabelle1.B" table:number-columns-repeated="4"/>
        <table:table-column table:style-name="Tabelle1.F"/>
        <table:table-row>
          <table:table-cell table:style-name="Tabelle1.A1" table:number-columns-spanned="6" office:value-type="string">
            <text:p text:style-name="P17">Restzeit: 15 Sekund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6">S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F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F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6">X</text:p>
          </table:table-cell>
          <table:table-cell table:style-name="Tabelle1.A2" office:value-type="string">
            <text:p text:style-name="P16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6">X</text:p>
          </table:table-cell>
          <table:table-cell table:style-name="Tabelle1.A2" office:value-type="string">
            <text:p text:style-name="P16">X</text:p>
          </table:table-cell>
          <table:table-cell table:style-name="Tabelle1.F2" office:value-type="string">
            <text:p text:style-name="P16">X</text:p>
          </table:table-cell>
        </table:table-row>
        <table:table-row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F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F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F2" office:value-type="string">
            <text:p text:style-name="P16">OK</text:p>
          </table:table-cell>
        </table:table-row>
      </table:table>
      <text:p text:style-name="P5">Abbildung <text:sequence text:ref-name="refIllustration0" text:name="Illustration" text:formula="ooow:Illustration+1" style:num-format="1">1</text:sequence>: Kaninchen hat den Bau erreicht</text:p>
      <text:p text:style-name="P19"/>
      <text:p text:style-name="P34"/>
      <text:p text:style-name="P35"/>
      <text:p text:style-name="P37"/>
      <table:table table:name="Tabelle2" table:style-name="Tabelle2">
        <table:table-column table:style-name="Tabelle2.A"/>
        <table:table-column table:style-name="Tabelle2.B" table:number-columns-repeated="4"/>
        <table:table-column table:style-name="Tabelle2.F"/>
        <table:table-row>
          <table:table-cell table:style-name="Tabelle2.A1" table:number-columns-spanned="6" office:value-type="string">
            <text:p text:style-name="P18">Restzeit: 0 Sekund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F2" office:value-type="string">
            <text:p text:style-name="P18">S</text:p>
          </table:table-cell>
        </table:table-row>
        <table:table-row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F2" office:value-type="string">
            <text:p text:style-name="P18">X</text:p>
          </table:table-cell>
        </table:table-row>
        <table:table-row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F2" office:value-type="string">
            <text:p text:style-name="P15"/>
          </table:table-cell>
        </table:table-row>
        <table:table-row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F2" office:value-type="string">
            <text:p text:style-name="P18"/>
          </table:table-cell>
        </table:table-row>
        <table:table-row>
          <table:table-cell table:style-name="Tabelle2.A2" office:value-type="string">
            <text:p text:style-name="P18">O</text:p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K</text:p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F2" office:value-type="string">
            <text:p text:style-name="P15"/>
          </table:table-cell>
        </table:table-row>
        <table:table-row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5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>X</text:p>
          </table:table-cell>
          <table:table-cell table:style-name="Tabelle2.A2" office:value-type="string">
            <text:p text:style-name="P18">X</text:p>
          </table:table-cell>
          <table:table-cell table:style-name="Tabelle2.F2" office:value-type="string">
            <text:p text:style-name="P18">X</text:p>
          </table:table-cell>
        </table:table-row>
      </table:table>
      <text:p text:style-name="P5">Abbildung <text:sequence text:ref-name="refIllustration1" text:name="Illustration" text:formula="ooow:Illustration+1" style:num-format="1">2</text:sequence>: Kaninchen hat den Bau nicht vor Ablauf der Zeit erreicht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46S</meta:editing-duration>
    <meta:editing-cycles>32</meta:editing-cycles>
    <meta:generator>LibreOffice/5.4.6.2$Windows_X86_64 LibreOffice_project/4014ce260a04f1026ba855d3b8d91541c224eab8</meta:generator>
    <dc:date>2018-04-24T10:48:17.171000000</dc:date>
    <meta:document-statistic meta:table-count="2" meta:image-count="0" meta:object-count="0" meta:page-count="6" meta:paragraph-count="65" meta:word-count="527" meta:character-count="3412" meta:non-whitespace-character-count="2957"/>
    <meta:user-defined meta:name="Info 1"/>
    <meta:user-defined meta:name="Info 2"/>
    <meta:user-defined meta:name="Info 3"/>
    <meta:user-defined meta:name="Info 4"/>
  </office:meta>
</office:document-meta>
</file>